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9620000095A9245AD4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5cm" svg:stroke-color="#000000" draw:marker-start-width="0.237cm" draw:marker-end="Arrow_20_concave" draw:marker-end-width="0.337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1.4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font-name="Arial2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text-outline="false" style:text-line-through-style="none" style:font-name="Arial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text-outline="false" style:text-line-through-style="none" style:font-name="Arial2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527cm" svg:height="18.142cm" svg:x="2.256cm" svg:y="4.639cm">
          <draw:image xlink:href="Pictures/10000000000009620000095A9245AD49.png" xlink:type="simple" xlink:show="embed" xlink:actuate="onLoad">
            <text:p/>
          </draw:image>
        </draw:frame>
        <draw:frame presentation:style-name="pr1" draw:text-style-name="P2" draw:layer="layout" svg:width="18.899cm" svg:height="1.575cm" svg:x="1.05cm" svg:y="1.241cm" presentation:class="title" presentation:user-transformed="true">
          <draw:text-box>
            <text:p><text:span text:style-name="T1">Mini - Daffodil</text:span><text:span text:style-name="T2"><text:line-break/></text:span><text:span text:style-name="T2">P/S–TO–GND POST EXTENSION</text:span></text:p>
          </draw:text-box>
        </draw:frame>
        <draw:line draw:style-name="gr2" draw:text-style-name="P1" draw:layer="layout" svg:x1="17.018cm" svg:y1="16.51cm" svg:x2="16.256cm" svg:y2="15.494cm">
          <text:p/>
        </draw:line>
        <draw:frame draw:style-name="gr3" draw:text-style-name="P4" draw:layer="layout" svg:width="2.775cm" svg:height="0.683cm" svg:x="15.486cm" svg:y="16.543cm">
          <draw:text-box>
            <text:p text:style-name="P3"><text:span text:style-name="T3">[EL-MS0210]</text:span></text:p>
          </draw:text-box>
        </draw:frame>
        <draw:frame draw:style-name="gr4" draw:text-style-name="P5" draw:layer="layout" svg:width="6.259cm" svg:height="0.806cm" svg:x="7.62cm" svg:y="21.082cm">
          <draw:text-box>
            <text:p><text:span text:style-name="T4">Cut to length <text:s/>L = 50 mm</text:span></text:p>
          </draw:text-box>
        </draw:frame>
        <draw:frame draw:style-name="gr5" draw:text-style-name="P4" draw:layer="layout" svg:width="2.839cm" svg:height="0.683cm" svg:x="10.115cm" svg:y="15.748cm">
          <draw:text-box>
            <text:p text:style-name="P3"><text:span text:style-name="T3">[EL-WR0122]</text:span></text:p>
          </draw:text-box>
        </draw:frame>
        <draw:frame draw:style-name="gr5" draw:text-style-name="P6" draw:layer="layout" svg:width="3.431cm" svg:height="0.683cm" svg:x="9.269cm" svg:y="14.478cm">
          <draw:text-box>
            <text:p text:style-name="P3"><text:span text:style-name="T5">16 AWG - Green</text:span></text:p>
          </draw:text-box>
        </draw:frame>
        <draw:frame draw:style-name="gr3" draw:text-style-name="P4" draw:layer="layout" svg:width="2.746cm" svg:height="0.683cm" svg:x="3.553cm" svg:y="18.316cm">
          <draw:text-box>
            <text:p text:style-name="P3"><text:span text:style-name="T3">[EL-MS0211]</text:span></text:p>
          </draw:text-box>
        </draw:frame>
        <draw:line draw:style-name="gr2" draw:text-style-name="P1" draw:layer="layout" svg:x1="4.826cm" svg:y1="18.288cm" svg:x2="5.08cm" svg:y2="17.018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11-04T10:20:41.437106841</meta:creation-date>
    <dc:date>2014-11-14T11:04:11.760050286</dc:date>
    <dc:creator>Aleph User</dc:creator>
    <meta:editing-duration>PT2H12M50S</meta:editing-duration>
    <meta:editing-cycles>10</meta:editing-cycles>
    <meta:generator>LibreOffice/4.1.4.2$Linux_X86_64 LibreOffice_project/0a0440ccc0227ad9829de5f46be37cfb6edcf72</meta:generator>
    <meta:printed-by>Aleph User</meta:printed-by>
    <meta:print-date>2014-11-04T11:02:33.005466264</meta:print-date>
    <meta:document-statistic meta:object-count="32"/>
  </office:meta>
</office:document-meta>
</file>